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b0cd0" officeooo:paragraph-rsid="000b0cd0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rsid="000b0cd0" officeooo:paragraph-rsid="000b0cd0"/>
    </style:style>
    <style:style style:name="P3" style:family="paragraph" style:parent-style-name="Standard">
      <style:text-properties officeooo:rsid="000b0cd0" officeooo:paragraph-rsid="000b0cd0"/>
    </style:style>
    <style:style style:name="P4" style:family="paragraph" style:parent-style-name="Standard">
      <style:text-properties officeooo:paragraph-rsid="000b0cd0"/>
    </style:style>
    <style:style style:name="P5" style:family="paragraph" style:parent-style-name="Text_20_body">
      <style:text-properties officeooo:paragraph-rsid="000b0cd0"/>
    </style:style>
    <style:style style:name="P6" style:family="paragraph" style:parent-style-name="Text_20_body">
      <style:text-properties officeooo:rsid="000b0cd0" officeooo:paragraph-rsid="000b0cd0"/>
    </style:style>
    <style:style style:name="T1" style:family="text">
      <style:text-properties officeooo:rsid="000b0cd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create a 'hotfix' branch in a Git repository for a Java project, and then merge it into the 'main' branch to resolve an issue, follow these steps:</text:p>
      <text:h text:style-name="Heading_20_3" text:outline-level="3">Step 1: Create and Switch to the 'hotfix' Branch</text:h>
      <text:p text:style-name="Text_20_body">Assuming you're already in your main branch (<text:span text:style-name="Source_20_Text">main</text:span> or <text:span text:style-name="Source_20_Text">master</text:span>), execute the following commands:</text:p>
      <text:p text:style-name="P2">Code:</text:p>
      <text:p text:style-name="Standard"># Ensure you are on the main branch</text:p>
      <text:p text:style-name="Standard">git checkout main</text:p>
      <text:p text:style-name="Standard"/>
      <text:p text:style-name="Standard"># Create a new branch named 'hotfix' and switch to it</text:p>
      <text:p text:style-name="Standard">git checkout -b hotfix</text:p>
      <text:p text:style-name="Standard"/>
      <text:p text:style-name="Standard">Now you are on the 'hotfix' branch and can make the necessary changes to fix the issue.</text:p>
      <text:p text:style-name="Standard"/>
      <text:h text:style-name="Heading_20_3" text:outline-level="3">Step 2: Make Changes and Commit</text:h>
      <text:p text:style-name="Text_20_body">Make the changes to fix the issue in your Java code. Once done, stage and commit these changes:</text:p>
      <text:p text:style-name="P3">Code:</text:p>
      <text:p text:style-name="P3"/>
      <text:p text:style-name="P3"># Stage the changes</text:p>
      <text:p text:style-name="P3">git add &lt;your-java-files&gt;</text:p>
      <text:p text:style-name="P3"/>
      <text:p text:style-name="P3"># Commit the changes with a meaningful commit message</text:p>
      <text:p text:style-name="P3">git commit -m "Fixed issue &lt;describe issue briefly&gt;"</text:p>
      <text:p text:style-name="P3"/>
      <text:h text:style-name="P1" text:outline-level="3">Step 3: Push the 'hotfix' Branch</text:h>
      <text:p text:style-name="Text_20_body">Push the 'hotfix' branch to the remote repository (assuming your remote is named 'origin'):</text:p>
      <text:p text:style-name="P3">Code:</text:p>
      <text:p text:style-name="P3">git push origin hotfix</text:p>
      <text:p text:style-name="P3"/>
      <text:h text:style-name="P1" text:outline-level="3">Step 4: Merge 'hotfix' into 'main'</text:h>
      <text:p text:style-name="P5">After verifying that the 'hotfix' branch fixes the issue</text:p>
      <text:p text:style-name="P3">1)Switch back to the ‘main’ branch:</text:p>
      <text:p text:style-name="P3">Code:</text:p>
      <text:p text:style-name="P3">git checkout main</text:p>
      <text:p text:style-name="P3"/>
      <text:p text:style-name="P3">2)Merge the 'hotfix' branch into 'main':</text:p>
      <text:p text:style-name="P3">Code:</text:p>
      <text:p text:style-name="P3">git merge hotfix</text:p>
      <text:p text:style-name="P3"/>
      <text:p text:style-name="P4"><text:span text:style-name="T1">This command will merge the changes from the 'hotfix' branch into the 'main' branch.</text:span></text:p>
      <text:p text:style-name="P4"/>
      <text:p text:style-name="P4"><text:span text:style-name="T1">3)Resolve any merge conflicts(if applicable) : </text:span>If there are conflicts, resolve them in your Java files, then stage the resolved files and commit the merge:</text:p>
      <text:p text:style-name="P3"><text:soft-page-break/>Code:</text:p>
      <text:p text:style-name="P3">git add &lt;resolved-files&gt;</text:p>
      <text:p text:style-name="P3">git commit</text:p>
      <text:p text:style-name="P3"/>
      <text:p text:style-name="P3">4)Push the changes to the 'main' branch:</text:p>
      <text:p text:style-name="P3">Code:</text:p>
      <text:p text:style-name="P3">git push origin main</text:p>
      <text:p text:style-name="P3"/>
      <text:h text:style-name="P1" text:outline-level="3">Step 5: Clean Up</text:h>
      <text:p text:style-name="Text_20_body">Once you've merged the changes and pushed them to the main repository, you can delete the 'hotfix' branch (if you no longer need it):</text:p>
      <text:p text:style-name="P6">Code:</text:p>
      <text:p text:style-name="P3">git branch -d hotfix <text:s text:c="2"/># Deletes the local 'hotfix' branch</text:p>
      <text:p text:style-name="P3">git push origin --delete hotfix <text:s text:c="2"/># Deletes the remote 'hotfix' branc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4:56:30.641486018</meta:creation-date>
    <dc:date>2024-06-22T15:06:50.395484228</dc:date>
    <meta:editing-duration>PT10M21S</meta:editing-duration>
    <meta:editing-cycles>1</meta:editing-cycles>
    <meta:document-statistic meta:table-count="0" meta:image-count="0" meta:object-count="0" meta:page-count="2" meta:paragraph-count="41" meta:word-count="312" meta:character-count="1772" meta:non-whitespace-character-count="1498"/>
    <meta:generator>LibreOffice/7.3.7.2$Linux_X86_64 LibreOffice_project/30$Build-2</meta:generator>
  </office:meta>
</office:document-meta>
</file>